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Ubuntu" fo:font-size="15pt" officeooo:rsid="000524d1" officeooo:paragraph-rsid="0012746c" style:font-size-asian="15pt" style:font-size-complex="15pt"/>
    </style:style>
    <style:style style:name="P3" style:family="paragraph" style:parent-style-name="Standard">
      <style:text-properties style:font-name="Ubuntu" fo:font-size="15pt" officeooo:rsid="001c8c49" officeooo:paragraph-rsid="000524d1" style:font-size-asian="15pt" style:font-size-complex="15pt"/>
    </style:style>
    <style:style style:name="P4" style:family="paragraph" style:parent-style-name="Standard">
      <style:text-properties style:font-name="Ubuntu" fo:font-size="15pt" officeooo:rsid="000853d5" officeooo:paragraph-rsid="000853d5" style:font-size-asian="15pt" style:font-size-complex="15pt"/>
    </style:style>
    <style:style style:name="P5" style:family="paragraph" style:parent-style-name="Standard">
      <style:text-properties style:font-name="Ubuntu" fo:font-size="15pt" officeooo:rsid="000853d5" officeooo:paragraph-rsid="0012746c" style:font-size-asian="15pt" style:font-size-complex="15pt"/>
    </style:style>
    <style:style style:name="P6" style:family="paragraph" style:parent-style-name="Standard">
      <style:text-properties style:font-name="Ubuntu" fo:font-size="15pt" officeooo:rsid="001f6e63" officeooo:paragraph-rsid="000853d5" style:font-size-asian="15pt" style:font-size-complex="15pt"/>
    </style:style>
    <style:style style:name="P7" style:family="paragraph" style:parent-style-name="Standard">
      <style:text-properties style:font-name="Ubuntu" fo:font-size="15pt" officeooo:rsid="00231d4e" officeooo:paragraph-rsid="000853d5" style:font-size-asian="15pt" style:font-size-complex="15pt"/>
    </style:style>
    <style:style style:name="P8" style:family="paragraph" style:parent-style-name="Standard">
      <style:text-properties style:font-name="Ubuntu" fo:font-size="15pt" officeooo:rsid="000f6e7a" officeooo:paragraph-rsid="0012746c" style:font-size-asian="15pt" style:font-size-complex="15pt"/>
    </style:style>
    <style:style style:name="P9" style:family="paragraph" style:parent-style-name="Standard">
      <style:text-properties style:font-name="Ubuntu" fo:font-size="15pt" officeooo:rsid="0012746c" officeooo:paragraph-rsid="0012746c" style:font-size-asian="15pt" style:font-size-complex="15pt"/>
    </style:style>
    <style:style style:name="P10" style:family="paragraph" style:parent-style-name="Standard">
      <style:text-properties style:font-name="Ubuntu" fo:font-size="15pt" officeooo:rsid="001284f1" officeooo:paragraph-rsid="001284f1" style:font-size-asian="15pt" style:font-size-complex="15pt"/>
    </style:style>
    <style:style style:name="P11" style:family="paragraph" style:parent-style-name="Standard">
      <style:text-properties style:font-name="Ubuntu" fo:font-size="15pt" fo:font-weight="bold" officeooo:rsid="000853d5" officeooo:paragraph-rsid="000853d5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111ebd" officeooo:paragraph-rsid="0012746c"/>
    </style:style>
    <style:style style:name="P13" style:family="paragraph" style:parent-style-name="Standard">
      <style:text-properties officeooo:paragraph-rsid="0012746c"/>
    </style:style>
    <style:style style:name="P14" style:family="paragraph" style:parent-style-name="Standard">
      <style:text-properties fo:font-weight="bold" officeooo:rsid="000524d1" officeooo:paragraph-rsid="000524d1" style:font-weight-asian="bold" style:font-weight-complex="bold"/>
    </style:style>
    <style:style style:name="T1" style:family="text">
      <style:text-properties officeooo:rsid="0004efd0"/>
    </style:style>
    <style:style style:name="T2" style:family="text">
      <style:text-properties style:font-name="Ubuntu" fo:font-size="18pt" officeooo:rsid="0004efd0" style:font-size-asian="18pt" style:font-size-complex="18pt"/>
    </style:style>
    <style:style style:name="T3" style:family="text">
      <style:text-properties style:font-name="Ubuntu" fo:font-size="18pt" fo:font-weight="bold" officeooo:rsid="0004efd0" style:font-size-asian="18pt" style:font-weight-asian="bold" style:font-size-complex="18pt" style:font-weight-complex="bold"/>
    </style:style>
    <style:style style:name="T4" style:family="text">
      <style:text-properties style:font-name="Ubuntu" fo:font-size="15pt" style:font-size-asian="15pt" style:font-size-complex="15pt"/>
    </style:style>
    <style:style style:name="T5" style:family="text">
      <style:text-properties style:font-name="Ubuntu" fo:font-size="15pt" officeooo:rsid="0006e1be" style:font-size-asian="15pt" style:font-size-complex="15pt"/>
    </style:style>
    <style:style style:name="T6" style:family="text">
      <style:text-properties style:font-name="Ubuntu" fo:font-size="15pt" officeooo:rsid="001c8c49" style:font-size-asian="15pt" style:font-size-complex="15pt"/>
    </style:style>
    <style:style style:name="T7" style:family="text">
      <style:text-properties style:font-name="Ubuntu" fo:font-size="15pt" officeooo:rsid="0004efd0" style:font-size-asian="15pt" style:font-size-complex="15pt"/>
    </style:style>
    <style:style style:name="T8" style:family="text">
      <style:text-properties style:font-name="Ubuntu" fo:font-size="15pt" officeooo:rsid="0012746c" style:font-size-asian="15pt" style:font-size-complex="15pt"/>
    </style:style>
    <style:style style:name="T9" style:family="text">
      <style:text-properties style:font-name="Ubuntu" fo:font-size="15pt" officeooo:rsid="001284f1" style:font-size-asian="15pt" style:font-size-complex="15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6e1be"/>
    </style:style>
    <style:style style:name="T12" style:family="text">
      <style:text-properties style:text-position="super 58%" style:font-name="Ubuntu" fo:font-size="15pt" style:font-size-asian="15pt" style:font-size-complex="15pt"/>
    </style:style>
    <style:style style:name="T13" style:family="text">
      <style:text-properties style:text-position="0% 100%"/>
    </style:style>
    <style:style style:name="T14" style:family="text">
      <style:text-properties officeooo:rsid="0006e1be"/>
    </style:style>
    <style:style style:name="T15" style:family="text">
      <style:text-properties officeooo:rsid="000853d5"/>
    </style:style>
    <style:style style:name="T16" style:family="text">
      <style:text-properties officeooo:rsid="001f6e63"/>
    </style:style>
    <style:style style:name="T17" style:family="text">
      <style:text-properties officeooo:rsid="0012746c"/>
    </style:style>
    <style:style style:name="T18" style:family="text">
      <style:text-properties officeooo:rsid="001284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"/><text:span text:style-name="T3">Ansible Notes</text:span></text:p>
      <text:p text:style-name="P1"><text:span text:style-name="T2"/></text:p>
      <text:p text:style-name="P14"><text:span text:style-name="T4">You want to used ansible 1</text:span><text:span text:style-name="T12">st</text:span><text:span text:style-name="T4"> you can install on your system using below command</text:span></text:p>
      <text:p text:style-name="P3"/>
      <text:p text:style-name="P3"><text:span text:style-name="T18">1)</text:span>sudo apt-get install python</text:p>
      <text:p text:style-name="P3"><text:span text:style-name="T18">2)</text:span>sudo apt-get install python-pip</text:p>
      <text:p text:style-name="P3"><text:span text:style-name="T18">3)</text:span>pip install ansible</text:p>
      <text:p text:style-name="P3"><text:span text:style-name="T18">4)</text:span>ansible <text:s text:c="14"/><text:span text:style-name="T14">For checking purpose ansible is install succefull or not.</text:span></text:p>
      <text:p text:style-name="P13"><text:span text:style-name="T9">5</text:span><text:span text:style-name="T5">)</text:span><text:span text:style-name="T6"> pip install --upgrade pip</text:span></text:p>
      <text:p text:style-name="P9"><text:span text:style-name="T18">6)</text:span>Make one ec2 machine in aws console</text:p>
      <text:p text:style-name="P9"><text:span text:style-name="T18">7)</text:span>download pem file</text:p>
      <text:p text:style-name="P9"><text:span text:style-name="T18">8)</text:span>go to terminal</text:p>
      <text:p text:style-name="P9"><text:span text:style-name="T18">9)</text:span>run ssh&amp;connect ec2</text:p>
      <text:p text:style-name="P9"><text:span text:style-name="T18">10)</text:span>install python</text:p>
      <text:p text:style-name="P10">11)sudo apt-get install python</text:p>
      <text:p text:style-name="P2"><text:span text:style-name="T18">1</text:span>2)go to your root directory/etc/ansible/</text:p>
      <text:p text:style-name="P2"><text:span text:style-name="T18">13)</text:span> <text:s/>cd / going to root</text:p>
      <text:p text:style-name="P2"><text:s text:c="7"/>/etc/ansible/ if ansible directory <text:span text:style-name="T14">1</text:span><text:span text:style-name="T11">st</text:span><text:span text:style-name="T14"> create then use this for use</text:span></text:p>
      <text:p text:style-name="P2"><text:span text:style-name="T18">14</text:span>)<text:span text:style-name="T17">I</text:span>n ansible you want to create one playbook for future use </text:p>
      <text:p text:style-name="P12"><text:span text:style-name="T7"/></text:p>
      <text:p text:style-name="P12"><text:span text:style-name="T9">15)</text:span><text:span text:style-name="T7">s</text:span><text:span text:style-name="T4">udo vim hosts</text:span></text:p>
      <text:p text:style-name="P12"><text:span text:style-name="T9">16)</text:span><text:span text:style-name="T4">add public ip ansible_ssh_usr=ubuntu </text:span><text:span text:style-name="T8">ansible_ssh_private_key=~/downloads/key</text:span></text:p>
      <text:p text:style-name="P8"><text:span text:style-name="T18">17</text:span>)ansible -m ping public ip address of your ec2 machine <text:span text:style-name="T16">-private-key /home/rasam77/Desktop/ansible/ansiblekey.pem -u ubuntu</text:span></text:p>
      <text:p text:style-name="P8"><text:span text:style-name="T18">18) </text:span>ansible -<text:span text:style-name="T17">a</text:span> “<text:span text:style-name="T17">touch /home/ubuntu/test.txt</text:span>” public ip address of your ec2 machine <text:span text:style-name="T16">-private-key /home/rasam77/Desktop/ansible/ansiblekey.pem -u ubuntu (to create file in remote host)</text:span></text:p>
      <text:p text:style-name="P5"/>
      <text:p text:style-name="P9"><text:span text:style-name="T18">19)</text:span>go to ansible folder</text:p>
      <text:p text:style-name="P4"><text:span text:style-name="T18">20</text:span>)<text:span text:style-name="T16">sudo vim test.yml</text:span></text:p>
      <text:p text:style-name="P6"><text:span text:style-name="T18">21)</text:span> ansible-playbook test.yml –syntax-check</text:p>
      <text:p text:style-name="P6"><text:span text:style-name="T18">22)</text:span> ansible-playbook test.yml --check --private-key /home/rasam77/Desktop/ansible/ansiblekey.pem</text:p>
      <text:p text:style-name="P6"><text:span text:style-name="T18">23)</text:span> ansible-playbook test.yml --private-key /home/rasam77/Desktop/ansible/ansiblekey.pem</text:p>
      <text:p text:style-name="P4"/>
      <text:p text:style-name="P11"><text:span text:style-name="T18">24</text:span>)for example</text:p>
      <text:p text:style-name="P4">vim filename.yml</text:p>
      <text:p text:style-name="P4"><text:soft-page-break/></text:p>
      <text:p text:style-name="P7">---</text:p>
      <text:p text:style-name="P7">- name: create sample file playbook</text:p>
      <text:p text:style-name="P7"><text:s text:c="2"/>hosts: all</text:p>
      <text:p text:style-name="P7"><text:s text:c="2"/>vars:</text:p>
      <text:p text:style-name="P7"><text:s text:c="4"/>file_name: test.txt</text:p>
      <text:p text:style-name="P7"><text:s text:c="2"/>remote_user: ubuntu</text:p>
      <text:p text:style-name="P7"><text:s text:c="2"/>tasks:</text:p>
      <text:p text:style-name="P7"><text:s text:c="2"/>- name: check file exits abc.txt</text:p>
      <text:p text:style-name="P7"><text:s text:c="4"/>file: path=/home/ubuntu/{{file_name }} state=touch</text:p>
      <text:p text:style-name="P7"><text:s text:c="2"/>- name: install nginx</text:p>
      <text:p text:style-name="P7"><text:s text:c="4"/>shell: sudo apt-get install nginx -y</text:p>
      <text:p text:style-name="P7"><text:s text:c="4"/>notify: nginx start handler</text:p>
      <text:p text:style-name="P7"><text:s text:c="2"/>handlers:</text:p>
      <text:p text:style-name="P7"><text:s text:c="2"/>- name: nginx start handler</text:p>
      <text:p text:style-name="P7"><text:s text:c="4"/>service: name=nginx state=started</text:p>
      <text:p text:style-name="P7"><text:span text:style-name="T1"><text:s text:c="4"/>become: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9:16:38.786981553</meta:creation-date>
    <dc:date>2018-02-19T21:43:18.299734738</dc:date>
    <meta:editing-duration>PT13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22" meta:character-count="1720" meta:non-whitespace-character-count="1472"/>
  </office:meta>
</office:document-meta>
</file>